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2.417cm" fo:min-width="7.938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1.528cm" fo:min-width="7.9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354cm" fo:min-width="7.938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438cm" svg:height="2.667cm" svg:x="1.22cm" svg:y="2.894cm">
          <text:p text:style-name="P1">Your </text:p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8.438cm" svg:height="1.778cm" svg:x="1.22cm" svg:y="6.939cm">
          <text:p text:style-name="P1">ADAM API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439cm" svg:y1="5.561cm" svg:x2="5.439cm" svg:y2="6.939cm" draw:start-shape="id1" draw:start-glue-point="2" draw:end-shape="id2" draw:end-glue-point="0" svg:d="M5439 5561v1378" svg:viewBox="0 0 1 1379">
          <text:p/>
        </draw:connector>
        <draw:connector draw:style-name="gr3" draw:text-style-name="P4" draw:layer="layout" svg:x1="5.439cm" svg:y1="8.717cm" svg:x2="5.439cm" svg:y2="9.968cm" draw:start-shape="id2" draw:start-glue-point="2" svg:d="M5439 8717v1251" svg:viewBox="0 0 1 1252">
          <text:p/>
        </draw:connector>
        <draw:custom-shape draw:style-name="gr1" draw:text-style-name="P2" xml:id="id3" draw:id="id3" draw:layer="layout" svg:width="8.438cm" svg:height="2.667cm" svg:x="1.22cm" svg:y="2.894cm">
          <text:p text:style-name="P1">Your </text:p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8.438cm" svg:height="1.778cm" svg:x="1.22cm" svg:y="6.939cm">
          <text:p text:style-name="P1">ADAM API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439cm" svg:y1="5.561cm" svg:x2="5.439cm" svg:y2="6.939cm" draw:start-shape="id3" draw:start-glue-point="2" draw:end-shape="id4" draw:end-glue-point="0" svg:d="M5439 5561v1378" svg:viewBox="0 0 1 1379">
          <text:p/>
        </draw:connector>
        <draw:connector draw:style-name="gr3" draw:text-style-name="P4" draw:layer="layout" svg:x1="5.439cm" svg:y1="8.717cm" svg:x2="5.436cm" svg:y2="9.935cm" draw:start-shape="id4" draw:start-glue-point="2" draw:end-shape="id5" svg:d="M5439 8717v609h-3v609" svg:viewBox="0 0 4 1219">
          <text:p/>
        </draw:connector>
        <draw:custom-shape draw:style-name="gr1" draw:text-style-name="P2" xml:id="id6" draw:id="id6" draw:layer="layout" svg:width="8.438cm" svg:height="2.667cm" svg:x="10.647cm" svg:y="2.913cm">
          <text:p text:style-name="P1">Your </text:p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8.438cm" svg:height="1.778cm" svg:x="10.647cm" svg:y="6.958cm">
          <text:p text:style-name="P1">slf4j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8.438cm" svg:height="6.604cm" svg:x="10.647cm" svg:y="9.987cm">
          <text:p text:style-name="P1"><text:span text:style-name="T1">Appender</text:span></text:p>
          <text:p text:style-name="P1"><text:span text:style-name="T1"/></text:p>
          <text:p text:style-name="P1"><text:span text:style-name="T2">Call ADAM API/Client </text:span></text:p>
          <text:p text:style-name="P1"><text:span text:style-name="T2">from appender or use </text:span></text:p>
          <text:p text:style-name="P1"><text:span text:style-name="T2">standard JMS appender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866cm" svg:y1="5.58cm" svg:x2="14.866cm" svg:y2="6.958cm" draw:start-shape="id6" draw:start-glue-point="2" draw:end-shape="id7" draw:end-glue-point="0" svg:d="M14866 5580v1378" svg:viewBox="0 0 1 1379">
          <text:p/>
        </draw:connector>
        <draw:connector draw:style-name="gr3" draw:text-style-name="P4" draw:layer="layout" svg:x1="14.866cm" svg:y1="8.736cm" svg:x2="14.866cm" svg:y2="9.987cm" draw:start-shape="id7" draw:start-glue-point="2" draw:end-shape="id8" draw:end-glue-point="0" svg:d="M14866 8736v1251" svg:viewBox="0 0 1 1252">
          <text:p/>
        </draw:connector>
        <draw:custom-shape draw:style-name="gr1" draw:text-style-name="P2" xml:id="id9" draw:id="id9" draw:layer="layout" svg:width="8.438cm" svg:height="2.667cm" svg:x="20.004cm" svg:y="2.932cm">
          <text:p text:style-name="P1">Your </text:p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8.438cm" svg:height="1.778cm" svg:x="20.004cm" svg:y="6.977cm">
          <text:p text:style-name="P1">Your API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8.438cm" svg:height="6.604cm" svg:x="20.004cm" svg:y="10.006cm">
          <text:p text:style-name="P1"><text:span text:style-name="T1">API Implementation</text:span></text:p>
          <text:p text:style-name="P1"><text:span text:style-name="T3"/></text:p>
          <text:p text:style-name="P1"><text:span text:style-name="T4">Call ADAM API/Client or</text:span></text:p>
          <text:p text:style-name="P1"><text:span text:style-name="T4">Use your own logic to send a</text:span></text:p>
          <text:p text:style-name="P1"><text:span text:style-name="T4">Message to the JMS queu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4.223cm" svg:y1="5.599cm" svg:x2="24.223cm" svg:y2="6.977cm" draw:start-shape="id9" draw:start-glue-point="2" draw:end-shape="id10" draw:end-glue-point="0" svg:d="M24223 5599v1378" svg:viewBox="0 0 1 1379">
          <text:p/>
        </draw:connector>
        <draw:connector draw:style-name="gr3" draw:text-style-name="P4" draw:layer="layout" svg:x1="24.223cm" svg:y1="8.755cm" svg:x2="24.223cm" svg:y2="10.006cm" draw:start-shape="id10" draw:start-glue-point="2" draw:end-shape="id11" draw:end-glue-point="0" svg:d="M24223 8755v1251" svg:viewBox="0 0 1 1252">
          <text:p/>
        </draw:connector>
        <draw:custom-shape draw:style-name="gr4" draw:text-style-name="P1" xml:id="id5" draw:id="id5" draw:layer="layout" svg:width="8.438cm" svg:height="6.604cm" svg:x="1.217cm" svg:y="9.935cm">
          <text:p text:style-name="P1"><text:span text:style-name="T3">Publisher Implementation</text:span></text:p>
          <text:p text:style-name="P1"><text:span text:style-name="T1">(ADAM CLIENT)</text:span></text:p>
          <text:p text:style-name="P1"><text:span text:style-name="T1">or</text:span></text:p>
          <text:p text:style-name="P1"><text:span text:style-name="T1"/></text:p>
          <text:p text:style-name="P1"><text:span text:style-name="T2">Could augment the ADAM client </text:span></text:p>
          <text:p text:style-name="P1"><text:span text:style-name="T2">adding specific logic / calling </text:span></text:p>
          <text:p text:style-name="P1"><text:span text:style-name="T2">other libraries (e.g. log4j)</text:span></text:p>
          <text:p text:style-name="P1"><text:span text:style-name="T2">Could be totally bespok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0:48:51.615743000</meta:creation-date>
    <dc:date>2015-06-18T11:27:36.322340000</dc:date>
    <meta:editing-duration>PT13M3S</meta:editing-duration>
    <meta:editing-cycles>5</meta:editing-cycles>
    <meta:generator>LibreOffice/4.4.2.2$MacOSX_X86_64 LibreOffice_project/c4c7d32d0d49397cad38d62472b0bc8acff48dd6</meta:generator>
    <meta:document-statistic meta:object-count="19"/>
  </office:meta>
</office:document-meta>
</file>